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TRABALHO REPETIÇÃO: FOR / WHILE / DO-WHILE</text:p>
      <text:p text:style-name="Normal"/>
      <text:p text:style-name="Normal">NOME:<text:s/>Maria Carla dos Santos Bellote</text:p>
      <text:p text:style-name="Normal"/>
      <text:p text:style-name="Normal">PASTA DO GOOGLE DRIVE ou GITHUB: Link Aqui</text:p>
      <text:p text:style-name="Normal"/>
      <text:p text:style-name="Normal">EXERCÍCIO ?:<text:s/>4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/text:p>
      <text:p text:style-name="Normal">#include &lt;stdlib.h&gt;</text:p>
      <text:p text:style-name="Normal">int main()</text:p>
      <text:p text:style-name="Normal">{</text:p>
      <text:p text:style-name="Normal"><text:s/>int n,x,y=0,w=0;</text:p>
      <text:p text:style-name="Normal"><text:s/>for(n=100;n&lt;=999;n+=2)</text:p>
      <text:p text:style-name="Normal"><text:s/>{</text:p>
      <text:p text:style-name="Normal"><text:s/>y=y+n;</text:p>
      <text:p text:style-name="Normal"><text:s/>}</text:p>
      <text:p text:style-name="Normal"><text:s/>printf("soma pares: %i\n",y);</text:p>
      <text:p text:style-name="Normal"><text:s/>for(n=101;n&lt;=999;n+=2)</text:p>
      <text:p text:style-name="Normal"><text:s/>{</text:p>
      <text:p text:style-name="Normal"><text:s/>w=w+n;</text:p>
      <text:p text:style-name="Normal"><text:s/>}</text:p>
      <text:p text:style-name="Normal"><text:s/>printf("soma impares: %i\n",w);</text:p>
      <text:p text:style-name="Normal"><text:s/>return 0;</text:p>
      <text:p text:style-name="Normal">}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8<text:s/>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/text:p>
      <text:p text:style-name="Normal">#include &lt;stdlib.h&gt;<text:s/></text:p>
      <text:p text:style-name="Normal"><text:s/></text:p>
      <text:p text:style-name="Normal">int main()</text:p>
      <text:p text:style-name="Normal">{</text:p>
      <text:p text:style-name="Normal"><text:s text:c="3"/>int mix, c1=0,c2=0,c3=0,c=0;</text:p>
      <text:p text:style-name="Normal"><text:s text:c="3"/>float p1,p2,p3;</text:p>
      <text:p text:style-name="Normal"><text:s text:c="3"/>do{</text:p>
      <text:p text:style-name="Normal"><text:s text:c="7"/>printf("Escolha o mix de sua preferência: 1, 2 ou 3? "); scanf("%i",&amp;mix);</text:p>
      <text:p text:style-name="Normal"><text:s text:c="7"/></text:p>
      <text:p text:style-name="Normal"><text:s text:c="7"/>if(mix!=0 &amp;&amp; mix!=1 &amp;&amp; mix!=2 &amp;&amp; mix!=3)</text:p>
      <text:p text:style-name="Normal"><text:s text:c="6"/>{ printf("Escolha uma das três opções!\n");</text:p>
      <text:p text:style-name="Normal"><text:s text:c="8"/>break;</text:p>
      <text:p text:style-name="Normal"><text:s text:c="6"/>}</text:p>
      <text:p text:style-name="Normal"><text:s text:c="7"/>if(mix==1 || mix==2 || mix==3)</text:p>
      <text:p text:style-name="Normal"><text:s text:c="5"/>{</text:p>
      <text:p text:style-name="Normal"><text:s text:c="7"/>c++;</text:p>
      <text:p text:style-name="Normal"><text:s text:c="7"/>if(mix==1)</text:p>
      <text:p text:style-name="Normal"><text:s text:c="7"/>c1++;</text:p>
      <text:p text:style-name="Normal"><text:s text:c="7"/>else if(mix==2)</text:p>
      <text:p text:style-name="Normal"><text:s text:c="7"/>c2++;</text:p>
      <text:p text:style-name="Normal"><text:s text:c="7"/>else{</text:p>
      <text:p text:style-name="Normal"><text:s text:c="11"/>c3++;</text:p>
      <text:p text:style-name="Normal"><text:s text:c="7"/>}</text:p>
      <text:p text:style-name="Normal"><text:s text:c="7"/>}</text:p>
      <text:p text:style-name="Normal"><text:s text:c="7"/>}</text:p>
      <text:p text:style-name="Normal"><text:s text:c="3"/>while(mix!=0);</text:p>
      <text:p text:style-name="Normal"><text:s text:c="3"/>p1=(float)(c1*100)/(float)c;</text:p>
      <text:p text:style-name="Normal"><text:s text:c="3"/>p2=(float)(c2*100)/(float)c;</text:p>
      <text:p text:style-name="Normal"><text:s text:c="3"/>p3=(float)(c3*100)/(float)c;</text:p>
      <text:p text:style-name="Normal"><text:s text:c="3"/></text:p>
      <text:p text:style-name="Normal"><text:s text:c="3"/>printf("Porcentagens: mix 1= %.2f%%, mix 2=%.2f%%, mix 3=%.2f%%\n",p1,p2,p3);</text:p>
      <text:p text:style-name="Normal"><text:s text:c="3"/></text:p>
      <text:p text:style-name="Normal"><text:s text:c="7"/></text:p>
      <text:p text:style-name="Normal"><text:s text:c="4"/>return 0;</text:p>
      <text:p text:style-name="Normal">}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9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/text:p>
      <text:p text:style-name="Normal">#include &lt;stdlib.h&gt;</text:p>
      <text:p text:style-name="Normal"/>
      <text:p text:style-name="Normal">int main()</text:p>
      <text:p text:style-name="Normal">{</text:p>
      <text:p text:style-name="Normal">int x,y=0;</text:p>
      <text:p text:style-name="Normal"><text:s text:c="3"/>do{</text:p>
      <text:p text:style-name="Normal"><text:s text:c="4"/>printf("Digite um número(0 caso queira parar: "); scanf("%i",&amp;x);</text:p>
      <text:p text:style-name="Normal"><text:s text:c="5"/>if(x&gt;=10 &amp;&amp; x&lt;=90 &amp;&amp; x%5==2)</text:p>
      <text:p text:style-name="Normal"><text:s text:c="3"/>{</text:p>
      <text:p text:style-name="Normal"><text:s text:c="5"/>y=x+y;</text:p>
      <text:p text:style-name="Normal"><text:s text:c="3"/>}</text:p>
      <text:p text:style-name="Normal"/>
      <text:p text:style-name="Normal"><text:s text:c="7"/>}</text:p>
      <text:p text:style-name="Normal"><text:s text:c="3"/>while(x!=0);</text:p>
      <text:p text:style-name="Normal"/>
      <text:p text:style-name="Normal"><text:s text:c="4"/>printf("A soma dos números que divididos por 5 o resto é 2= %i\n",y);</text:p>
      <text:p text:style-name="Normal"><text:s text:c="4"/>return 0;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10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/text:p>
      <text:p text:style-name="Normal">#include &lt;stdlib.h&gt;</text:p>
      <text:p text:style-name="Normal"/>
      <text:p text:style-name="Normal">int main()</text:p>
      <text:p text:style-name="Normal">{<text:s/></text:p>
      <text:p text:style-name="Normal"><text:s/>int x,y,s=0,z=0;</text:p>
      <text:p text:style-name="Normal"><text:s text:c="3"/>float m;</text:p>
      <text:p text:style-name="Normal">do{</text:p>
      <text:p text:style-name="Normal"><text:s text:c="4"/>printf("Digite um número para o intervalo: "); scanf("%i",&amp;x);</text:p>
      <text:p text:style-name="Normal">}</text:p>
      <text:p text:style-name="Normal">while(x&lt;1);</text:p>
      <text:p text:style-name="Normal">for(y=6;y&lt;=6*x;y++)</text:p>
      <text:p text:style-name="Normal">{</text:p>
      <text:p text:style-name="Normal"><text:s text:c="4"/>if(y%6==0)</text:p>
      <text:p text:style-name="Normal"><text:s text:c="4"/>{</text:p>
      <text:p text:style-name="Normal"><text:s text:c="8"/>s=s+y;</text:p>
      <text:p text:style-name="Normal"><text:s text:c="8"/>z++;</text:p>
      <text:p text:style-name="Normal"><text:s text:c="4"/>}</text:p>
      <text:p text:style-name="Normal">}</text:p>
      <text:p text:style-name="Normal">m=s/z;</text:p>
      <text:p text:style-name="Normal">printf("A média é : %.2f",m);</text:p>
      <text:p text:style-name="Normal"><text:s text:c="4"/>return 0;</text:p>
      <text:p text:style-name="Normal">}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11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/text:p>
      <text:p text:style-name="Normal">#include &lt;stdlib.h&gt;</text:p>
      <text:p text:style-name="Normal"><text:s/></text:p>
      <text:p text:style-name="Normal">int main()</text:p>
      <text:p text:style-name="Normal">{</text:p>
      <text:p text:style-name="Normal"><text:s text:c="4"/>int x,c;</text:p>
      <text:p text:style-name="Normal"><text:s text:c="4"/>printf("Digite um número inteiro: ");scanf("%i",&amp;x);</text:p>
      <text:p text:style-name="Normal"><text:s text:c="4"/>for(c=0;c&lt;20;c++)</text:p>
      <text:p text:style-name="Normal"><text:s text:c="4"/>{</text:p>
      <text:p text:style-name="Normal"><text:s text:c="8"/>x=x+1;</text:p>
      <text:p text:style-name="Normal"><text:s text:c="8"/>printf("%i\n",x);</text:p>
      <text:p text:style-name="Normal"><text:s text:c="4"/>}</text:p>
      <text:p text:style-name="Normal"><text:s text:c="4"/></text:p>
      <text:p text:style-name="Normal"><text:s/></text:p>
      <text:p text:style-name="Normal"><text:s text:c="4"/>return 0;}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12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text:s/></text:p>
      <text:p text:style-name="Normal"><text:s/></text:p>
      <text:p text:style-name="Normal">#include &lt;stdlib.h&gt;<text:s/></text:p>
      <text:p text:style-name="Normal"><text:s/></text:p>
      <text:p text:style-name="Normal"><text:s text:c="2"/></text:p>
      <text:p text:style-name="Normal"><text:s/></text:p>
      <text:p text:style-name="Normal">int main()<text:s/></text:p>
      <text:p text:style-name="Normal">{<text:s/></text:p>
      <text:p text:style-name="Normal"><text:s text:c="4"/>int t,s=0,c=0;</text:p>
      <text:p text:style-name="Normal"><text:s text:c="4"/>float m;</text:p>
      <text:p text:style-name="Normal">do</text:p>
      <text:p text:style-name="Normal">{</text:p>
      <text:p text:style-name="Normal"><text:s text:c="3"/>printf("Digite a temperatura do dia: "); scanf("%i",&amp;t);</text:p>
      <text:p text:style-name="Normal"><text:s text:c="3"/>if(t&gt;=28){</text:p>
      <text:p text:style-name="Normal"><text:s text:c="3"/>s=s+t;</text:p>
      <text:p text:style-name="Normal"><text:s text:c="3"/>c++;</text:p>
      <text:p text:style-name="Normal"><text:s text:c="3"/>}</text:p>
      <text:p text:style-name="Normal">}</text:p>
      <text:p text:style-name="Normal">while(t&gt;=28);</text:p>
      <text:p text:style-name="Normal">m=s/c;</text:p>
      <text:p text:style-name="Normal">printf("A média das temperaturas é: %.2f",m);</text:p>
      <text:p text:style-name="Normal"><text:s text:c="2"/></text:p>
      <text:p text:style-name="Normal"><text:s/></text:p>
      <text:p text:style-name="Normal"><text:s text:c="4"/>return 0;</text:p>
      <text:p text:style-name="Normal"><text:s text:c="4"/></text:p>
      <text:p text:style-name="Normal">}</text:p>
      <text:p text:style-name="Normal"/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17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text:s/></text:p>
      <text:p text:style-name="Normal">#include &lt;float.h&gt;</text:p>
      <text:p text:style-name="Normal">#include &lt;stdlib.h&gt;<text:s/></text:p>
      <text:p text:style-name="Normal"><text:s/></text:p>
      <text:p text:style-name="Normal"><text:s text:c="2"/></text:p>
      <text:p text:style-name="Normal"><text:s/></text:p>
      <text:p text:style-name="Normal">int main()<text:s/></text:p>
      <text:p text:style-name="Normal">{<text:s/></text:p>
      <text:p text:style-name="Normal"><text:s text:c="4"/>float n,menor=FLT_MAX; // Inicializa com o maior valor possível</text:p>
      <text:p text:style-name="Normal"><text:s text:c="4"/>do{</text:p>
      <text:p text:style-name="Normal"><text:s text:c="4"/>printf("DIgite um número real e positivo: "); scanf("%f",&amp;n);</text:p>
      <text:p text:style-name="Normal"><text:s text:c="3"/></text:p>
      <text:p text:style-name="Normal"><text:s text:c="4"/>if(n&gt;0 &amp;&amp; n&lt;menor)</text:p>
      <text:p text:style-name="Normal"><text:s text:c="4"/>menor=n;</text:p>
      <text:p text:style-name="Normal"><text:s text:c="4"/>}</text:p>
      <text:p text:style-name="Normal"><text:s text:c="4"/>while(n&gt;0);</text:p>
      <text:p text:style-name="Normal"><text:s text:c="4"/>if(n&lt;0)</text:p>
      <text:p text:style-name="Normal"><text:s text:c="4"/>{</text:p>
      <text:p text:style-name="Normal"><text:s text:c="8"/>printf("O número deve ser positivo! Tente novamente.\n");</text:p>
      <text:p text:style-name="Normal"><text:s text:c="4"/>}</text:p>
      <text:p text:style-name="Normal"><text:s text:c="4"/>printf("O menor valor foi: %.2f\n",menor);</text:p>
      <text:p text:style-name="Normal"><text:s text:c="4"/></text:p>
      <text:p text:style-name="Normal"><text:s/></text:p>
      <text:p text:style-name="Normal"><text:s text:c="4"/>return 0;</text:p>
      <text:p text:style-name="Normal"><text:s text:c="4"/></text:p>
      <text:p text:style-name="Normal">}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22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text:s/></text:p>
      <text:p text:style-name="Normal"><text:s/></text:p>
      <text:p text:style-name="Normal">#include &lt;stdlib.h&gt;<text:s/></text:p>
      <text:p text:style-name="Normal"><text:s/></text:p>
      <text:p text:style-name="Normal"><text:s text:c="2"/></text:p>
      <text:p text:style-name="Normal"><text:s/></text:p>
      <text:p text:style-name="Normal">int main()<text:s/></text:p>
      <text:p text:style-name="Normal">{<text:s/></text:p>
      <text:p text:style-name="Normal"><text:s text:c="4"/>int t,s=0,c=0;</text:p>
      <text:p text:style-name="Normal"><text:s text:c="4"/>float m;</text:p>
      <text:p text:style-name="Normal"><text:s text:c="4"/>do{</text:p>
      <text:p text:style-name="Normal"><text:s text:c="8"/>printf("Digite a tempratura: ");scanf("%i",&amp;t);</text:p>
      <text:p text:style-name="Normal"><text:s text:c="8"/>if(t&gt;=-15 &amp;&amp; t&lt;=5){</text:p>
      <text:p text:style-name="Normal"><text:s text:c="8"/>s=t+s;</text:p>
      <text:p text:style-name="Normal"><text:s text:c="8"/>c++;</text:p>
      <text:p text:style-name="Normal"><text:s text:c="8"/>}</text:p>
      <text:p text:style-name="Normal"><text:s text:c="4"/>}</text:p>
      <text:p text:style-name="Normal"><text:s text:c="4"/>while(t&gt;=-15 &amp;&amp; t&lt;=5);</text:p>
      <text:p text:style-name="Normal"><text:s text:c="4"/>m=(float)s/(float)c;</text:p>
      <text:p text:style-name="Normal"><text:s text:c="4"/>printf("Média: %.2f",m);</text:p>
      <text:p text:style-name="Normal"><text:s/></text:p>
      <text:p text:style-name="Normal"><text:s text:c="4"/>return 0;</text:p>
      <text:p text:style-name="Normal"><text:s text:c="4"/></text:p>
      <text:p text:style-name="Normal">}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24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/text:p>
      <text:p text:style-name="Normal">#include &lt;stdlib.h&gt;<text:s/></text:p>
      <text:p text:style-name="Normal"><text:s/></text:p>
      <text:p text:style-name="Normal">int main()</text:p>
      <text:p text:style-name="Normal">{</text:p>
      <text:p text:style-name="Normal"><text:s text:c="2"/>float mercadoria,reajuste,diminuicao;</text:p>
      <text:p text:style-name="Normal"><text:s text:c="2"/>int n;</text:p>
      <text:p text:style-name="Normal"><text:s text:c="2"/>for(n=0;n&lt;50;n++)</text:p>
      <text:p text:style-name="Normal"><text:s text:c="2"/>{</text:p>
      <text:p text:style-name="Normal"><text:s text:c="6"/>printf("Digite o preço da mercadoria(R$) %i: ",n+1); scanf("%f",&amp;mercadoria);</text:p>
      <text:p text:style-name="Normal"><text:s text:c="6"/>reajuste=mercadoria*0.05;</text:p>
      <text:p text:style-name="Normal"><text:s text:c="6"/>mercadoria=mercadoria+reajuste;</text:p>
      <text:p text:style-name="Normal"><text:s text:c="6"/>if(reajuste&gt;25.50)</text:p>
      <text:p text:style-name="Normal"><text:s text:c="6"/>{</text:p>
      <text:p text:style-name="Normal"><text:s text:c="9"/>diminuicao=mercadoria*0.02;</text:p>
      <text:p text:style-name="Normal"><text:s text:c="9"/>mercadoria=mercadoria-diminuicao;</text:p>
      <text:p text:style-name="Normal"><text:s text:c="6"/>}</text:p>
      <text:p text:style-name="Normal"><text:s text:c="6"/>printf("Preço reajustado %i: %.2fR$\n",n+1,mercadoria);</text:p>
      <text:p text:style-name="Normal"><text:s text:c="2"/>}</text:p>
      <text:p text:style-name="Normal"><text:s text:c="7"/></text:p>
      <text:p text:style-name="Normal"><text:s text:c="4"/>return 0;</text:p>
      <text:p text:style-name="Normal">}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>EXERCÍCIO ?:<text:s/>27</text:p>
      <text:p text:style-name="Normal">*****************************************************************************************************************************</text:p>
      <text:p text:style-name="Normal">// COLAR SEU CÓDIGO AQUI</text:p>
      <text:p text:style-name="Normal"/>
      <text:p text:style-name="Normal">#include &lt;stdio.h&gt;</text:p>
      <text:p text:style-name="Normal">#include &lt;stdlib.h&gt;<text:s/></text:p>
      <text:p text:style-name="Normal"><text:s/></text:p>
      <text:p text:style-name="Normal">int main()</text:p>
      <text:p text:style-name="Normal">{</text:p>
      <text:p text:style-name="Normal"><text:s text:c="2"/>float n,sn=0,sp=0,mn,mp;</text:p>
      <text:p text:style-name="Normal"><text:s text:c="2"/>int contn=0, contp=0;</text:p>
      <text:p text:style-name="Normal"><text:s text:c="2"/>do{</text:p>
      <text:p text:style-name="Normal"><text:s text:c="6"/>printf("Digite os números que deseja(pare digitando 0): "); scanf("%f",&amp;n);</text:p>
      <text:p text:style-name="Normal"><text:s text:c="6"/>if(n!=0)</text:p>
      <text:p text:style-name="Normal"><text:s text:c="6"/>{</text:p>
      <text:p text:style-name="Normal"><text:s text:c="10"/>if(n&lt;0)</text:p>
      <text:p text:style-name="Normal"><text:s text:c="10"/>{</text:p>
      <text:p text:style-name="Normal"><text:s text:c="12"/>sn=sn+n;</text:p>
      <text:p text:style-name="Normal"><text:s text:c="12"/>contn++;</text:p>
      <text:p text:style-name="Normal"><text:s text:c="10"/>}</text:p>
      <text:p text:style-name="Normal"><text:s text:c="10"/>else{</text:p>
      <text:p text:style-name="Normal"><text:s text:c="14"/>sp=sp+n;</text:p>
      <text:p text:style-name="Normal"><text:s text:c="14"/>contp++;</text:p>
      <text:p text:style-name="Normal"><text:s text:c="10"/>}</text:p>
      <text:p text:style-name="Normal"><text:s text:c="6"/>}</text:p>
      <text:p text:style-name="Normal"><text:s text:c="2"/>}</text:p>
      <text:p text:style-name="Normal"><text:s text:c="2"/>while(n!=0);</text:p>
      <text:p text:style-name="Normal"><text:s text:c="2"/>mn=sn/contn;</text:p>
      <text:p text:style-name="Normal"><text:s text:c="2"/>mp=sp/contp;</text:p>
      <text:p text:style-name="Normal"><text:s text:c="2"/>printf("Média dos positivos: %f e média dos negativos: %f\n",mp,mn);</text:p>
      <text:p text:style-name="Normal"><text:s text:c="2"/></text:p>
      <text:p text:style-name="Normal"><text:s text:c="7"/></text:p>
      <text:p text:style-name="Normal"><text:s text:c="4"/>return 0;</text:p>
      <text:p text:style-name="Normal">}</text:p>
      <text:p text:style-name="Normal"/>
      <text:p text:style-name="Normal"/>
      <text:p text:style-name="Normal"/>
      <text:p text:style-name="Normal">*****************************************************************************************************************************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" style:display-name="Título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4722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lunodev08</meta:initial-creator>
    <dc:creator>maria carla dos santos bellote</dc:creator>
    <meta:creation-date>2024-09-05T00:53:00Z</meta:creation-date>
    <dc:date>2024-09-05T00:53:00Z</dc:date>
    <meta:template xlink:href="Normal.dotm" xlink:type="simple"/>
    <meta:editing-cycles>4</meta:editing-cycles>
    <meta:editing-duration>PT0S</meta:editing-duration>
    <meta:document-statistic meta:page-count="1" meta:paragraph-count="13" meta:word-count="1092" meta:character-count="6977" meta:row-count="49" meta:non-whitespace-character-count="5898"/>
  </office:meta>
</office:document-meta>
</file>